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819in"/>
    </style:style>
    <style:style style:name="co3" style:family="table-column">
      <style:table-column-properties fo:break-before="auto" style:column-width="0.9591in"/>
    </style:style>
    <style:style style:name="co4" style:family="table-column">
      <style:table-column-properties fo:break-before="auto" style:column-width="1.098in"/>
    </style:style>
    <style:style style:name="co5" style:family="table-column">
      <style:table-column-properties fo:break-before="auto" style:column-width="0.8807in"/>
    </style:style>
    <style:style style:name="co6" style:family="table-column">
      <style:table-column-properties fo:break-before="auto" style:column-width="0.5752in"/>
    </style:style>
    <style:style style:name="co7" style:family="table-column">
      <style:table-column-properties fo:break-before="auto" style:column-width="0.836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3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3835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3">
      <style:text-properties style:text-position="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>
      <style:text-properties style:text-position="" style:font-name="Times New Roman" fo:font-size="12pt" style:font-size-asian="12pt" style:font-size-complex="12pt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style:text-position=""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position=""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25">
      <style:table-cell-properties style:text-align-source="fix" style:repeat-content="false"/>
      <style:paragraph-properties fo:text-align="center" fo:margin-left="0in"/>
      <style:text-properties style:text-position="" style:font-name="Times New Roman" fo:font-size="12pt" style:font-size-asian="12pt" style:font-size-complex="12pt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in"/>
      <style:text-properties style:text-position=""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">
      <style:table-cell-properties style:text-align-source="fix" style:repeat-content="false"/>
      <style:paragraph-properties fo:text-align="center" fo:margin-left="0in"/>
      <style:text-properties style:text-position="" style:font-name="Times New Roman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Times New Roman" fo:font-size="12pt" style:font-size-asian="12pt" style:font-size-complex="12pt"/>
    </style:style>
    <style:style style:name="ce8" style:family="table-cell" style:parent-style-name="Default">
      <style:text-properties style:text-position="" style:font-name="Times New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style:font-name="Times New Roman" fo:font-size="12pt" style:font-size-asian="12pt" style:font-size-complex="12pt"/>
    </style:style>
    <style:style style:name="ce15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0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 table:number-rows-repeated="6">
          <table:table-cell table:number-columns-repeated="16"/>
        </table:table-row>
        <table:table-row table:style-name="ro1">
          <table:table-cell table:number-columns-repeated="6"/>
          <table:table-cell office:value-type="string">
            <text:p>ONLY DIRECT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Sector</text:p>
          </table:table-cell>
          <table:table-cell office:value-type="string">
            <text:p>Imputed area</text:p>
          </table:table-cell>
          <table:table-cell office:value-type="string">
            <text:p>Indirect land demand</text:p>
          </table:table-cell>
          <table:table-cell office:value-type="string">
            <text:p>Total land demand</text:p>
          </table:table-cell>
          <table:table-cell office:value-type="string">
            <text:p>Land share</text:p>
          </table:table-cell>
          <table:table-cell office:value-type="string">
            <text:p>GDP share</text:p>
          </table:table-cell>
          <table:table-cell office:value-type="string">
            <text:p>beta</text:p>
          </table:table-cell>
          <table:table-cell office:value-type="string">
            <text:p>ULC^1/beta</text:p>
          </table:table-cell>
          <table:table-cell/>
          <table:table-cell office:value-type="string">
            <text:p>ULC</text:p>
          </table:table-cell>
          <table:table-cell office:value-type="string">
            <text:p>tau/beta</text:p>
          </table:table-cell>
          <table:table-cell office:value-type="string">
            <text:p>Tau</text:p>
          </table:table-cell>
          <table:table-cell office:value-type="string">
            <text:p>Price gap of 30km</text:p>
          </table:table-cell>
        </table:table-row>
        <table:table-row table:style-name="ro1">
          <table:table-cell table:number-columns-repeated="3"/>
          <table:table-cell office:value-type="string">
            <text:p>Agriculture</text:p>
          </table:table-cell>
          <table:table-cell table:style-name="ce1" office:value-type="float" office:value="52906">
            <text:p>52,906</text:p>
          </table:table-cell>
          <table:table-cell table:style-name="ce1" office:value-type="float" office:value="9812">
            <text:p>9,812</text:p>
          </table:table-cell>
          <table:table-cell table:style-name="ce1" table:formula="of:=[.E9]+[.G14]" office:value-type="float" office:value="1886076">
            <text:p>1,886,076</text:p>
          </table:table-cell>
          <table:table-cell table:formula="of:=[.G9]/SUM([.G$9:.G$11])" office:value-type="float" office:value="0.644247132259358">
            <text:p>0.6442471323</text:p>
          </table:table-cell>
          <table:table-cell office:value-type="float" office:value="0.01128">
            <text:p>0.01128</text:p>
          </table:table-cell>
          <table:table-cell office:value-type="float" office:value="0.23">
            <text:p>0.23</text:p>
          </table:table-cell>
          <table:table-cell table:formula="of:=(1-[.J9])^(1-1/[.J9])*[.H9]/[.I9]" office:value-type="float" office:value="137.010138638106">
            <text:p>137.0101386381</text:p>
          </table:table-cell>
          <table:table-cell table:formula="of:=(1-[.J9])^(1-1/[.J9])*[.K9]*[.I9]" office:value-type="float" office:value="3.70741426648436">
            <text:p>3.7074142665</text:p>
          </table:table-cell>
          <table:table-cell table:formula="of:=([.K9]/[.$L$12])^[.J9]" office:value-type="float" office:value="2.05237606127012">
            <text:p>2.0523760613</text:p>
          </table:table-cell>
          <table:table-cell office:value-type="float" office:value="-0.0354">
            <text:p>-0.0354</text:p>
          </table:table-cell>
          <table:table-cell table:formula="of:=[.N9]*[.J9]" office:value-type="float" office:value="-0.008142">
            <text:p>-0.008142</text:p>
          </table:table-cell>
          <table:table-cell table:formula="of:=EXP([.O9]*30)" office:value-type="float" office:value="0.783283953957541">
            <text:p>0.783283954</text:p>
          </table:table-cell>
        </table:table-row>
        <table:table-row table:style-name="ro1">
          <table:table-cell table:number-columns-repeated="3"/>
          <table:table-cell office:value-type="string">
            <text:p>Manufacturing</text:p>
          </table:table-cell>
          <table:table-cell table:style-name="ce1" office:value-type="float" office:value="158582">
            <text:p>158,582</text:p>
          </table:table-cell>
          <table:table-cell table:style-name="ce1" office:value-type="float" office:value="1144929">
            <text:p>1,144,929</text:p>
          </table:table-cell>
          <table:table-cell table:style-name="ce1" table:formula="of:=[.E10]" office:value-type="float" office:value="158582">
            <text:p>158,582</text:p>
          </table:table-cell>
          <table:table-cell table:formula="of:=[.G10]/SUM([.G$9:.G$11])" office:value-type="float" office:value="0.0541685482069405">
            <text:p>0.0541685482</text:p>
          </table:table-cell>
          <table:table-cell office:value-type="float" office:value="0.2192">
            <text:p>0.2192</text:p>
          </table:table-cell>
          <table:table-cell table:style-name="ce2" office:value-type="float" office:value="0.1">
            <text:p>0.1</text:p>
          </table:table-cell>
          <table:table-cell table:formula="of:=(1-[.J10])^(1-1/[.J10])*[.H10]/[.I10]" office:value-type="float" office:value="0.637858079997518">
            <text:p>0.63785808</text:p>
          </table:table-cell>
          <table:table-cell table:formula="of:=(1-[.J10])^(1-1/[.J10])*[.K10]*[.I10]" office:value-type="float" office:value="0.360895964734214">
            <text:p>0.3608959647</text:p>
          </table:table-cell>
          <table:table-cell table:formula="of:=([.K10]/[.$L$12])^[.J10]" office:value-type="float" office:value="0.799026204915522">
            <text:p>0.7990262049</text:p>
          </table:table-cell>
          <table:table-cell office:value-type="float" office:value="-0.0515">
            <text:p>-0.0515</text:p>
          </table:table-cell>
          <table:table-cell table:formula="of:=[.N10]*[.J10]" office:value-type="float" office:value="-0.00515">
            <text:p>-0.00515</text:p>
          </table:table-cell>
          <table:table-cell table:formula="of:=EXP([.O10]*30)" office:value-type="float" office:value="0.856843492142097">
            <text:p>0.8568434921</text:p>
          </table:table-cell>
        </table:table-row>
        <table:table-row table:style-name="ro1">
          <table:table-cell table:number-columns-repeated="3"/>
          <table:table-cell office:value-type="string">
            <text:p>Services</text:p>
          </table:table-cell>
          <table:table-cell table:style-name="ce1" office:value-type="float" office:value="882908">
            <text:p>882,908</text:p>
          </table:table-cell>
          <table:table-cell table:style-name="ce1" office:value-type="float" office:value="5079613">
            <text:p>5,079,613</text:p>
          </table:table-cell>
          <table:table-cell table:style-name="ce1" table:formula="of:=[.E11]" office:value-type="float" office:value="882908">
            <text:p>882,908</text:p>
          </table:table-cell>
          <table:table-cell table:formula="of:=[.G11]/SUM([.G$9:.G$11])" office:value-type="float" office:value="0.301584319533701">
            <text:p>0.3015843195</text:p>
          </table:table-cell>
          <table:table-cell office:value-type="float" office:value="0.7695">
            <text:p>0.7695</text:p>
          </table:table-cell>
          <table:table-cell office:value-type="float" office:value="0.13">
            <text:p>0.13</text:p>
          </table:table-cell>
          <table:table-cell table:formula="of:=(1-[.J11])^(1-1/[.J11])*[.H11]/[.I11]" office:value-type="float" office:value="0.995304354208264">
            <text:p>0.9953043542</text:p>
          </table:table-cell>
          <table:table-cell table:formula="of:=(1-[.J11])^(1-1/[.J11])*[.K11]*[.I11]" office:value-type="float" office:value="1.9450031056211">
            <text:p>1.9450031056</text:p>
          </table:table-cell>
          <table:table-cell table:formula="of:=([.K11]/[.$L$12])^[.J11]" office:value-type="float" office:value="0.791497357135861">
            <text:p>0.7914973571</text:p>
          </table:table-cell>
          <table:table-cell office:value-type="float" office:value="-0.1315">
            <text:p>-0.1315</text:p>
          </table:table-cell>
          <table:table-cell table:formula="of:=[.N11]*[.J11]" office:value-type="float" office:value="-0.017095">
            <text:p>-0.017095</text:p>
          </table:table-cell>
          <table:table-cell table:formula="of:=EXP([.O11]*30)" office:value-type="float" office:value="0.598786602860146">
            <text:p>0.5987866029</text:p>
          </table:table-cell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style-name="ce1" table:formula="of:=SUM([.E9:.E11])" office:value-type="float" office:value="1094396">
            <text:p>1,094,396</text:p>
          </table:table-cell>
          <table:table-cell table:style-name="ce1" table:formula="of:=SUM([.F9:.F11])" office:value-type="float" office:value="6234354">
            <text:p>6,234,354</text:p>
          </table:table-cell>
          <table:table-cell table:style-name="ce1" table:formula="of:=[.F12]+[.E12]" office:value-type="float" office:value="7328750">
            <text:p>7,328,750</text:p>
          </table:table-cell>
          <table:table-cell table:number-columns-repeated="3"/>
          <table:table-cell office:value-type="string">
            <text:p>labor demand</text:p>
          </table:table-cell>
          <table:table-cell table:formula="of:=SUM([.L9:.L11])" office:value-type="float" office:value="6.01331333683967">
            <text:p>6.013313336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From WDI</text:p>
          </table:table-cell>
          <table:table-cell table:number-columns-repeated="2"/>
          <table:table-cell table:style-name="ce1" office:value-type="float" office:value="9161920">
            <text:p>9,161,920</text:p>
          </table:table-cell>
          <table:table-cell office:value-type="string">
            <text:p>GDP billion</text:p>
          </table:table-cell>
          <table:table-cell office:value-type="float" office:value="13995">
            <text:p>13995</text:p>
          </table:table-cell>
          <table:table-cell/>
          <table:table-cell office:value-type="string">
            <text:p>data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Agri land outside ZIPs</text:p>
          </table:table-cell>
          <table:table-cell table:number-columns-repeated="2"/>
          <table:table-cell table:style-name="ce1" table:formula="of:=[.G13]-[.G12]" office:value-type="float" office:value="1833170">
            <text:p>1,833,170</text:p>
          </table:table-cell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4"/>
          <table:table-cell office:value-type="string">
            <text:p>Labor productivity</text:p>
          </table:table-cell>
          <table:table-cell table:number-columns-repeated="11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string">
            <text:p>.6281983</text:p>
          </table:table-cell>
          <table:table-cell office:value-type="string">
            <text:p>.855485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string">
            <text:p>.8672718</text:p>
          </table:table-cell>
          <table:table-cell office:value-type="string">
            <text:p>.926419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string">
            <text:p>1.6341</text:p>
          </table:table-cell>
          <table:table-cell office:value-type="string">
            <text:p>1.805661</text:p>
          </table:table-cell>
          <table:table-cell table:number-columns-repeated="10"/>
        </table:table-row>
      </table:table>
      <table:table table:name="devacct" table:style-name="ta1" table:print="false">
        <table:table-column table:style-name="co1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1021" table:default-cell-style-name="ce3"/>
        <table:table-row table:style-name="ro2" table:number-rows-repeated="3">
          <table:table-cell table:number-columns-repeated="1024"/>
        </table:table-row>
        <table:table-row table:style-name="ro3">
          <table:table-cell/>
          <table:table-cell table:style-name="ce4"/>
          <table:table-cell table:style-name="ce5" office:value-type="string">
            <text:p>Measured</text:p>
          </table:table-cell>
          <table:table-cell table:style-name="ce7" office:value-type="string">
            <text:p>Location-corrected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ervices</text:p>
          </table:table-cell>
          <table:table-cell table:style-name="ce6" office:value-type="float" office:value="0.6281983">
            <text:p>0.628</text:p>
          </table:table-cell>
          <table:table-cell table:style-name="ce6" office:value-type="float" office:value="0.8554857">
            <text:p>0.855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Manufacturing</text:p>
          </table:table-cell>
          <table:table-cell table:style-name="ce6" office:value-type="float" office:value="0.8672718">
            <text:p>0.867</text:p>
          </table:table-cell>
          <table:table-cell table:style-name="ce6" office:value-type="float" office:value="0.9264194">
            <text:p>0.926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griculture</text:p>
          </table:table-cell>
          <table:table-cell table:style-name="ce6" office:value-type="float" office:value="1.6341">
            <text:p>1.634</text:p>
          </table:table-cell>
          <table:table-cell table:style-name="ce6" office:value-type="float" office:value="1.805661">
            <text:p>1.806</text:p>
          </table:table-cell>
          <table:table-cell table:number-columns-repeated="1020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ions" table:style-name="ta1" table:print="false">
        <table:table-column table:style-name="co1" table:default-cell-style-name="ce3"/>
        <table:table-column table:style-name="co4" table:default-cell-style-name="ce3"/>
        <table:table-column table:style-name="co6" table:number-columns-repeated="6" table:default-cell-style-name="ce3"/>
        <table:table-column table:style-name="co1" table:number-columns-repeated="1016" table:default-cell-style-name="ce3"/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table:style-name="ce8"/>
          <table:table-cell table:style-name="ce9" office:value-type="string" table:number-columns-spanned="3" table:number-rows-spanned="1">
            <text:p>Share in GDP</text:p>
          </table:table-cell>
          <table:covered-table-cell table:number-columns-repeated="2" table:style-name="ce9"/>
          <table:table-cell table:style-name="ce9" office:value-type="string" table:number-columns-spanned="3" table:number-rows-spanned="1">
            <text:p>Distance to center (km)</text:p>
          </table:table-cell>
          <table:covered-table-cell table:number-columns-repeated="2" table:style-name="ce9"/>
          <table:table-cell table:number-columns-repeated="1016"/>
        </table:table-row>
        <table:table-row table:style-name="ro2">
          <table:table-cell/>
          <table:table-cell table:style-name="ce4"/>
          <table:table-cell table:style-name="ce5" office:value-type="string">
            <text:p>USA</text:p>
          </table:table-cell>
          <table:table-cell table:style-name="ce5" office:value-type="string">
            <text:p>BEL</text:p>
          </table:table-cell>
          <table:table-cell table:style-name="ce5" office:value-type="string">
            <text:p>HUN</text:p>
          </table:table-cell>
          <table:table-cell table:style-name="ce5" office:value-type="string">
            <text:p>USA</text:p>
          </table:table-cell>
          <table:table-cell table:style-name="ce5" office:value-type="string">
            <text:p>BEL</text:p>
          </table:table-cell>
          <table:table-cell table:style-name="ce5" office:value-type="string">
            <text:p>HUN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Services</text:p>
          </table:table-cell>
          <table:table-cell table:style-name="ce10" office:value-type="percentage" office:value="0.7694818">
            <text:p>77%</text:p>
          </table:table-cell>
          <table:table-cell table:style-name="ce10" office:value-type="percentage" office:value="0.7540084">
            <text:p>75%</text:p>
          </table:table-cell>
          <table:table-cell table:style-name="ce10" office:value-type="percentage" office:value="0.6578446">
            <text:p>66%</text:p>
          </table:table-cell>
          <table:table-cell table:style-name="ce11" office:value-type="float" office:value="36">
            <text:p>36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8">
            <text:p>8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Manufacturing</text:p>
          </table:table-cell>
          <table:table-cell table:style-name="ce10" office:value-type="percentage" office:value="0.21923">
            <text:p>22%</text:p>
          </table:table-cell>
          <table:table-cell table:style-name="ce10" office:value-type="percentage" office:value="0.2371669">
            <text:p>24%</text:p>
          </table:table-cell>
          <table:table-cell table:style-name="ce10" office:value-type="percentage" office:value="0.3019112">
            <text:p>30%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4">
            <text:p>14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Agriculture</text:p>
          </table:table-cell>
          <table:table-cell table:style-name="ce10" office:value-type="percentage" office:value="0.0112882">
            <text:p>1%</text:p>
          </table:table-cell>
          <table:table-cell table:style-name="ce10" office:value-type="percentage" office:value="0.0088247">
            <text:p>1%</text:p>
          </table:table-cell>
          <table:table-cell table:style-name="ce10" office:value-type="percentage" office:value="0.0402442">
            <text:p>4%</text:p>
          </table:table-cell>
          <table:table-cell table:style-name="ce11" office:value-type="float" office:value="63">
            <text:p>63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37">
            <text:p>37</text:p>
          </table:table-cell>
          <table:table-cell table:number-columns-repeated="1016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u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7" table:number-columns-repeated="3" table:default-cell-style-name="Default"/>
        <table:table-column table:style-name="co1" table:default-cell-style-name="Default"/>
        <table:table-row table:style-name="ro4" table:number-rows-repeated="2">
          <table:table-cell table:number-columns-repeated="6"/>
        </table:table-row>
        <table:table-row table:style-name="ro2">
          <table:table-cell table:style-name="ce14"/>
          <table:table-cell table:style-name="ce15"/>
          <table:table-cell table:style-name="ce17"/>
          <table:table-cell table:style-name="ce17" office:value-type="string" table:number-columns-spanned="2" table:number-rows-spanned="1">
            <text:p>Gradient (per km)</text:p>
          </table:table-cell>
          <table:covered-table-cell table:style-name="ce17"/>
          <table:table-cell table:style-name="ce14"/>
        </table:table-row>
        <table:table-row table:style-name="ro2">
          <table:table-cell table:style-name="ce14"/>
          <table:table-cell table:style-name="ce16"/>
          <table:table-cell table:style-name="ce18" office:value-type="string">
            <text:p>Land share</text:p>
          </table:table-cell>
          <table:table-cell table:style-name="ce18" office:value-type="string">
            <text:p>Rents</text:p>
          </table:table-cell>
          <table:table-cell table:style-name="ce18" office:value-type="string">
            <text:p>Prices</text:p>
          </table:table-cell>
          <table:table-cell table:style-name="ce14"/>
        </table:table-row>
        <table:table-row table:style-name="ro2">
          <table:table-cell table:style-name="ce14"/>
          <table:table-cell table:style-name="ce14" office:value-type="string">
            <text:p>Services</text:p>
          </table:table-cell>
          <table:table-cell table:style-name="ce19" office:value-type="percentage" office:value="0.13">
            <text:p>13%</text:p>
          </table:table-cell>
          <table:table-cell table:style-name="ce20" office:value-type="percentage" office:value="0.1315">
            <text:p>13.15%</text:p>
          </table:table-cell>
          <table:table-cell table:style-name="ce20" table:formula="of:=[.D5]*[.C5]" office:value-type="percentage" office:value="0.017095">
            <text:p>1.71%</text:p>
          </table:table-cell>
          <table:table-cell table:style-name="ce14"/>
        </table:table-row>
        <table:table-row table:style-name="ro2">
          <table:table-cell table:style-name="ce14"/>
          <table:table-cell table:style-name="ce14" office:value-type="string">
            <text:p>Manufacturing</text:p>
          </table:table-cell>
          <table:table-cell table:style-name="ce19" office:value-type="percentage" office:value="0.1">
            <text:p>10%</text:p>
          </table:table-cell>
          <table:table-cell table:style-name="ce20" office:value-type="percentage" office:value="0.0221">
            <text:p>2.21%</text:p>
          </table:table-cell>
          <table:table-cell table:style-name="ce20" table:formula="of:=[.D6]*[.C6]" office:value-type="percentage" office:value="0.00221">
            <text:p>0.22%</text:p>
          </table:table-cell>
          <table:table-cell table:style-name="ce14"/>
        </table:table-row>
        <table:table-row table:style-name="ro2">
          <table:table-cell table:style-name="ce14"/>
          <table:table-cell table:style-name="ce14" office:value-type="string">
            <text:p>Agriculture</text:p>
          </table:table-cell>
          <table:table-cell table:style-name="ce19" office:value-type="percentage" office:value="0.23">
            <text:p>23%</text:p>
          </table:table-cell>
          <table:table-cell table:number-columns-repeated="2" table:style-name="ce21" office:value-type="float" office:value="0">
            <text:p>0</text:p>
          </table:table-cell>
          <table:table-cell table:style-name="ce14"/>
        </table:table-row>
        <table:table-row table:style-name="ro2">
          <table:table-cell table:style-name="ce14" table:number-columns-repeated="6"/>
        </table:table-row>
        <table:table-row table:style-name="ro4" table:number-rows-repeated="1048567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hu" fo:country="H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17P0"/>
    </number:currency-style>
    <number:currency-style style:name="N119P0" style:volatile="true">
      <number:number number:decimal-places="0" number:min-integer-digits="1" number:grouping="true"/>
      <number:text> </number:text>
      <number:currency-symbol number:language="hu" number:country="HU">Ft</number:currency-symbol>
    </number:currency-style>
    <number:currency-style style:name="N119">
      <number:text>-</number:text>
      <number:number number:decimal-places="0" number:min-integer-digits="1" number:grouping="true"/>
      <number:text> </number:text>
      <number:currency-symbol number:language="hu" number:country="HU">Ft</number:currency-symbol>
      <style:map style:condition="value()&gt;=0" style:apply-style-name="N119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20"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0P0"/>
    </number:currency-style>
    <number:currency-style style:name="N121P0" style:volatile="true">
      <number:number number:decimal-places="0" number:min-integer-digits="1" number:grouping="true"/>
      <number:text> </number:text>
      <number:currency-symbol number:language="hu" number:country="HU">Ft</number:currency-symbol>
    </number:currency-style>
    <number:currency-style style:name="N121">
      <style:text-properties fo:color="#ff0000"/>
      <number:text>-</number:text>
      <number:number number:decimal-places="0" number:min-integer-digits="1" number:grouping="true"/>
      <number:text> </number:text>
      <number:currency-symbol number:language="hu" number:country="HU">Ft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decimal-replacement="--" number:grouping="true"/>
      <number:text> </number:text>
      <number:currency-symbol number:language="hu" number:country="HU">Ft</number:currency-symbol>
    </number:currency-style>
    <number:currency-style style:name="N12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hu" number:country="HU">Ft</number:currency-symbol>
      <style:map style:condition="value()&gt;=0" style:apply-style-name="N123P0"/>
    </number:currency-style>
    <number:percentage-style style:name="N124">
      <number:number number:decimal-places="1" number:min-integer-digits="1"/>
      <number:text>%</number:text>
    </number:percentage-style>
    <number:number-style style:name="N125">
      <number:number number:decimal-places="3" number:min-integer-digits="1"/>
    </number:number-style>
    <number:percentage-style style:name="N126">
      <number:number number:decimal-places="3" number:min-integer-digits="1"/>
      <number:text>%</number:text>
    </number:percentag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0">00/00/0000</text:date>, <text:time style:data-style-name="N2" text:time-value="0000-00-00T17:14:5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Koren</meta:initial-creator>
    <meta:creation-date>2012-06-16T12:33:27</meta:creation-date>
    <dc:date>2013-04-10T17:22:47</dc:date>
    <meta:editing-duration>PT2H23M57S</meta:editing-duration>
    <meta:editing-cycles>13</meta:editing-cycles>
    <meta:generator>LibreOffice/3.6$MacOSX_x86 LibreOffice_project/932b512-69e3009-7a10e5c-fc86223-a55908</meta:generator>
    <meta:document-statistic meta:table-count="4" meta:cell-count="132" meta:object-count="0"/>
  </office:meta>
</office:document-meta>
</file>